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a1" style:family="table">
      <style:table-properties style:width="16.51cm" fo:margin-left="0.009cm" fo:margin-top="0cm" fo:margin-bottom="0cm" table:align="left" style:writing-mode="page"/>
    </style:style>
    <style:style style:name="Tabla1.A" style:family="table-column">
      <style:table-column-properties style:column-width="4.128cm"/>
    </style:style>
    <style:style style:name="Tabla1.B" style:family="table-column">
      <style:table-column-properties style:column-width="12.383cm"/>
    </style:style>
    <style:style style:name="Tabla1.1" style:family="table-row">
      <style:table-row-properties fo:keep-together="auto"/>
    </style:style>
    <style:style style:name="Tabla1.A1" style:family="table-cell">
      <style:table-cell-properties fo:background-color="#d5e8f0" fo:padding-left="0.212cm" fo:padding-right="0.212cm" fo:padding-top="0.141cm" fo:padding-bottom="0.141cm" fo:border="0.5pt solid #000000">
        <style:background-image/>
      </style:table-cell-properties>
    </style:style>
    <style:style style:name="Tabla1.A2" style:family="table-cell">
      <style:table-cell-properties fo:padding-left="0.212cm" fo:padding-right="0.212cm" fo:padding-top="0.141cm" fo:padding-bottom="0.141cm" fo:border="0.5pt solid #000000"/>
    </style:style>
    <style:style style:name="Tabla1.B2" style:family="table-cell">
      <style:table-cell-properties fo:padding-left="0.212cm" fo:padding-right="0.212cm" fo:padding-top="0.141cm" fo:padding-bottom="0.141cm" fo:border="0.5pt solid #000000"/>
    </style:style>
    <style:style style:name="Tabla1.A3" style:family="table-cell">
      <style:table-cell-properties fo:padding-left="0.212cm" fo:padding-right="0.212cm" fo:padding-top="0.141cm" fo:padding-bottom="0.141cm" fo:border="0.5pt solid #000000"/>
    </style:style>
    <style:style style:name="Tabla1.B3" style:family="table-cell">
      <style:table-cell-properties fo:padding-left="0.212cm" fo:padding-right="0.212cm" fo:padding-top="0.141cm" fo:padding-bottom="0.141cm" fo:border="0.5pt solid #000000"/>
    </style:style>
    <style:style style:name="Tabla1.A4" style:family="table-cell">
      <style:table-cell-properties fo:padding-left="0.212cm" fo:padding-right="0.212cm" fo:padding-top="0.141cm" fo:padding-bottom="0.141cm" fo:border="0.5pt solid #000000"/>
    </style:style>
    <style:style style:name="Tabla1.B4" style:family="table-cell">
      <style:table-cell-properties fo:padding-left="0.212cm" fo:padding-right="0.212cm" fo:padding-top="0.141cm" fo:padding-bottom="0.141cm" fo:border="0.5pt solid #000000"/>
    </style:style>
    <style:style style:name="Tabla1.A5" style:family="table-cell">
      <style:table-cell-properties fo:padding-left="0.212cm" fo:padding-right="0.212cm" fo:padding-top="0.141cm" fo:padding-bottom="0.141cm" fo:border="0.5pt solid #000000"/>
    </style:style>
    <style:style style:name="Tabla1.B5" style:family="table-cell">
      <style:table-cell-properties fo:padding-left="0.212cm" fo:padding-right="0.212cm" fo:padding-top="0.141cm" fo:padding-bottom="0.141cm" fo:border="0.5pt solid #000000"/>
    </style:style>
    <style:style style:name="Tabla1.A6" style:family="table-cell">
      <style:table-cell-properties fo:padding-left="0.212cm" fo:padding-right="0.212cm" fo:padding-top="0.141cm" fo:padding-bottom="0.141cm" fo:border="0.5pt solid #000000"/>
    </style:style>
    <style:style style:name="Tabla1.B6" style:family="table-cell">
      <style:table-cell-properties fo:padding-left="0.212cm" fo:padding-right="0.212cm" fo:padding-top="0.141cm" fo:padding-bottom="0.141cm" fo:border="0.5pt solid #000000"/>
    </style:style>
    <style:style style:name="Table1" style:family="table">
      <style:table-properties style:width="16.51cm" table:align="left"/>
    </style:style>
    <style:style style:name="Table1.A" style:family="table-column">
      <style:table-column-properties style:column-width="1.972cm"/>
    </style:style>
    <style:style style:name="Table1.B" style:family="table-column">
      <style:table-column-properties style:column-width="1.9cm"/>
    </style:style>
    <style:style style:name="Table1.C" style:family="table-column">
      <style:table-column-properties style:column-width="12.638cm"/>
    </style:style>
    <style:style style:name="Table1.A1" style:family="table-cell">
      <style:table-cell-properties style:vertical-align="middle" fo:padding="0.176cm" fo:border="1pt solid #000000"/>
    </style:style>
    <style:style style:name="Tabla2" style:family="table">
      <style:table-properties style:width="16.51cm" fo:margin-left="0.009cm" fo:margin-top="0cm" fo:margin-bottom="0cm" table:align="left" style:writing-mode="page"/>
    </style:style>
    <style:style style:name="Tabla2.A" style:family="table-column">
      <style:table-column-properties style:column-width="2.115cm"/>
    </style:style>
    <style:style style:name="Tabla2.B" style:family="table-column">
      <style:table-column-properties style:column-width="14.395cm"/>
    </style:style>
    <style:style style:name="Tabla2.1" style:family="table-row">
      <style:table-row-properties fo:keep-together="auto"/>
    </style:style>
    <style:style style:name="Tabla2.A1" style:family="table-cell">
      <style:table-cell-properties fo:background-color="#d9e2f3" fo:padding-left="0.212cm" fo:padding-right="0.212cm" fo:padding-top="0.141cm" fo:padding-bottom="0.141cm" fo:border="0.5pt solid #000000">
        <style:background-image/>
      </style:table-cell-properties>
    </style:style>
    <style:style style:name="Tabla2.B1" style:family="table-cell">
      <style:table-cell-properties fo:padding-left="0.212cm" fo:padding-right="0.212cm" fo:padding-top="0.141cm" fo:padding-bottom="0.141cm" fo:border="0.5pt solid #000000"/>
    </style:style>
    <style:style style:name="Tabla2.B2" style:family="table-cell">
      <style:table-cell-properties fo:padding-left="0.212cm" fo:padding-right="0.212cm" fo:padding-top="0.141cm" fo:padding-bottom="0.141cm" fo:border="0.5pt solid #000000"/>
    </style:style>
    <style:style style:name="Tabla2.B3" style:family="table-cell">
      <style:table-cell-properties fo:padding-left="0.212cm" fo:padding-right="0.212cm" fo:padding-top="0.141cm" fo:padding-bottom="0.141cm" fo:border="0.5pt solid #000000"/>
    </style:style>
    <style:style style:name="Tabla3" style:family="table">
      <style:table-properties style:width="16.51cm" fo:margin-left="0.009cm" fo:margin-top="0cm" fo:margin-bottom="0cm" table:align="left" style:writing-mode="page"/>
    </style:style>
    <style:style style:name="Tabla3.A" style:family="table-column">
      <style:table-column-properties style:column-width="2.115cm"/>
    </style:style>
    <style:style style:name="Tabla3.B" style:family="table-column">
      <style:table-column-properties style:column-width="14.395cm"/>
    </style:style>
    <style:style style:name="Tabla3.1" style:family="table-row">
      <style:table-row-properties fo:keep-together="auto"/>
    </style:style>
    <style:style style:name="Tabla3.A1" style:family="table-cell">
      <style:table-cell-properties fo:background-color="#d9e2f3" fo:padding-left="0.212cm" fo:padding-right="0.212cm" fo:padding-top="0.141cm" fo:padding-bottom="0.141cm" fo:border="0.5pt solid #000000">
        <style:background-image/>
      </style:table-cell-properties>
    </style:style>
    <style:style style:name="Tabla3.B1" style:family="table-cell">
      <style:table-cell-properties fo:padding-left="0.212cm" fo:padding-right="0.212cm" fo:padding-top="0.141cm" fo:padding-bottom="0.141cm" fo:border="0.5pt solid #000000"/>
    </style:style>
    <style:style style:name="Tabla3.B2" style:family="table-cell">
      <style:table-cell-properties fo:padding-left="0.212cm" fo:padding-right="0.212cm" fo:padding-top="0.141cm" fo:padding-bottom="0.141cm" fo:border="0.5pt solid #000000"/>
    </style:style>
    <style:style style:name="Tabla4" style:family="table">
      <style:table-properties style:width="16.51cm" fo:margin-left="0.009cm" fo:margin-top="0cm" fo:margin-bottom="0cm" table:align="left" style:writing-mode="page"/>
    </style:style>
    <style:style style:name="Tabla4.A" style:family="table-column">
      <style:table-column-properties style:column-width="2.115cm"/>
    </style:style>
    <style:style style:name="Tabla4.B" style:family="table-column">
      <style:table-column-properties style:column-width="14.395cm"/>
    </style:style>
    <style:style style:name="Tabla4.1" style:family="table-row">
      <style:table-row-properties fo:keep-together="auto"/>
    </style:style>
    <style:style style:name="Tabla4.A1" style:family="table-cell">
      <style:table-cell-properties fo:background-color="#d9e2f3" fo:padding-left="0.212cm" fo:padding-right="0.212cm" fo:padding-top="0.141cm" fo:padding-bottom="0.141cm" fo:border="0.5pt solid #000000">
        <style:background-image/>
      </style:table-cell-properties>
    </style:style>
    <style:style style:name="Tabla4.B1" style:family="table-cell">
      <style:table-cell-properties fo:padding-left="0.212cm" fo:padding-right="0.212cm" fo:padding-top="0.141cm" fo:padding-bottom="0.141cm" fo:border="0.5pt solid #000000"/>
    </style:style>
    <style:style style:name="Tabla4.B2" style:family="table-cell">
      <style:table-cell-properties fo:padding-left="0.212cm" fo:padding-right="0.212cm" fo:padding-top="0.141cm" fo:padding-bottom="0.141cm" fo:border="0.5pt solid #000000"/>
    </style:style>
    <style:style style:name="Tabla4.B3" style:family="table-cell">
      <style:table-cell-properties fo:padding-left="0.212cm" fo:padding-right="0.212cm" fo:padding-top="0.141cm" fo:padding-bottom="0.141cm" fo:border="0.5pt solid #000000"/>
    </style:style>
    <style:style style:name="Tabla5" style:family="table">
      <style:table-properties style:width="16.51cm" fo:margin-left="0.009cm" fo:margin-top="0cm" fo:margin-bottom="0cm" table:align="left" style:writing-mode="page"/>
    </style:style>
    <style:style style:name="Tabla5.A" style:family="table-column">
      <style:table-column-properties style:column-width="2.115cm"/>
    </style:style>
    <style:style style:name="Tabla5.B" style:family="table-column">
      <style:table-column-properties style:column-width="14.395cm"/>
    </style:style>
    <style:style style:name="Tabla5.1" style:family="table-row">
      <style:table-row-properties fo:keep-together="auto"/>
    </style:style>
    <style:style style:name="Tabla5.A1" style:family="table-cell">
      <style:table-cell-properties fo:background-color="#d9e2f3" fo:padding-left="0.212cm" fo:padding-right="0.212cm" fo:padding-top="0.141cm" fo:padding-bottom="0.141cm" fo:border="0.5pt solid #000000">
        <style:background-image/>
      </style:table-cell-properties>
    </style:style>
    <style:style style:name="Tabla5.B1" style:family="table-cell">
      <style:table-cell-properties fo:padding-left="0.212cm" fo:padding-right="0.212cm" fo:padding-top="0.141cm" fo:padding-bottom="0.141cm" fo:border="0.5pt solid #000000"/>
    </style:style>
    <style:style style:name="Tabla5.B2" style:family="table-cell">
      <style:table-cell-properties fo:padding-left="0.212cm" fo:padding-right="0.212cm" fo:padding-top="0.141cm" fo:padding-bottom="0.141cm" fo:border="0.5pt solid #000000"/>
    </style:style>
    <style:style style:name="Tabla6" style:family="table">
      <style:table-properties style:width="16.51cm" fo:margin-left="0.009cm" fo:margin-top="0cm" fo:margin-bottom="0cm" table:align="left" style:writing-mode="page"/>
    </style:style>
    <style:style style:name="Tabla6.A" style:family="table-column">
      <style:table-column-properties style:column-width="2.115cm"/>
    </style:style>
    <style:style style:name="Tabla6.B" style:family="table-column">
      <style:table-column-properties style:column-width="14.395cm"/>
    </style:style>
    <style:style style:name="Tabla6.1" style:family="table-row">
      <style:table-row-properties fo:keep-together="auto"/>
    </style:style>
    <style:style style:name="Tabla6.A1" style:family="table-cell">
      <style:table-cell-properties fo:background-color="#d9e2f3" fo:padding-left="0.212cm" fo:padding-right="0.212cm" fo:padding-top="0.141cm" fo:padding-bottom="0.141cm" fo:border="0.5pt solid #000000">
        <style:background-image/>
      </style:table-cell-properties>
    </style:style>
    <style:style style:name="Tabla6.B1" style:family="table-cell">
      <style:table-cell-properties fo:padding-left="0.212cm" fo:padding-right="0.212cm" fo:padding-top="0.141cm" fo:padding-bottom="0.141cm" fo:border="0.5pt solid #000000"/>
    </style:style>
    <style:style style:name="Tabla6.B2" style:family="table-cell">
      <style:table-cell-properties fo:padding-left="0.212cm" fo:padding-right="0.212cm" fo:padding-top="0.141cm" fo:padding-bottom="0.141cm" fo:border="0.5pt solid #000000"/>
    </style:style>
    <style:style style:name="Tabla6.B3" style:family="table-cell">
      <style:table-cell-properties fo:padding-left="0.212cm" fo:padding-right="0.212cm" fo:padding-top="0.141cm" fo:padding-bottom="0.141cm" fo:border="0.5pt solid #000000"/>
    </style:style>
    <style:style style:name="Tabla7" style:family="table">
      <style:table-properties style:width="16.51cm" fo:margin-left="0.009cm" fo:margin-top="0cm" fo:margin-bottom="0cm" table:align="left" style:writing-mode="page"/>
    </style:style>
    <style:style style:name="Tabla7.A" style:family="table-column">
      <style:table-column-properties style:column-width="2.115cm"/>
    </style:style>
    <style:style style:name="Tabla7.B" style:family="table-column">
      <style:table-column-properties style:column-width="14.395cm"/>
    </style:style>
    <style:style style:name="Tabla7.1" style:family="table-row">
      <style:table-row-properties fo:keep-together="auto"/>
    </style:style>
    <style:style style:name="Tabla7.A1" style:family="table-cell">
      <style:table-cell-properties fo:background-color="#d9e2f3" fo:padding-left="0.212cm" fo:padding-right="0.212cm" fo:padding-top="0.141cm" fo:padding-bottom="0.141cm" fo:border="0.5pt solid #000000">
        <style:background-image/>
      </style:table-cell-properties>
    </style:style>
    <style:style style:name="Tabla7.B1" style:family="table-cell">
      <style:table-cell-properties fo:padding-left="0.212cm" fo:padding-right="0.212cm" fo:padding-top="0.141cm" fo:padding-bottom="0.141cm" fo:border="0.5pt solid #000000"/>
    </style:style>
    <style:style style:name="P1" style:family="paragraph" style:parent-style-name="Standard">
      <style:paragraph-properties fo:margin-top="0cm" fo:margin-bottom="0.706cm" style:contextual-spacing="false" fo:text-align="center" style:justify-single-word="false"/>
      <style:text-properties fo:font-size="16pt" fo:font-weight="bold" officeooo:rsid="0005be24" officeooo:paragraph-rsid="0005be24" style:font-size-asian="16pt" style:font-weight-asian="bold" style:font-size-complex="16pt" style:font-weight-complex="bold"/>
    </style:style>
    <style:style style:name="P2" style:family="paragraph" style:parent-style-name="Standard">
      <style:paragraph-properties fo:margin-top="0cm" fo:margin-bottom="1.058cm" style:contextual-spacing="false"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top="0cm" fo:margin-bottom="0.353cm" style:contextual-spacing="false" fo:text-align="center" style:justify-single-word="false"/>
    </style:style>
    <style:style style:name="P4" style:family="paragraph" style:parent-style-name="Standard">
      <style:paragraph-properties fo:margin-top="0cm" fo:margin-bottom="0.353cm" style:contextual-spacing="false" fo:text-align="center" style:justify-single-word="false"/>
      <style:text-properties fo:font-weight="bold" officeooo:rsid="0005be24" officeooo:paragraph-rsid="0005be24" style:font-weight-asian="bold" style:font-weight-complex="bold"/>
    </style:style>
    <style:style style:name="P5" style:family="paragraph" style:parent-style-name="Standard">
      <style:paragraph-properties fo:margin-top="0cm" fo:margin-bottom="0.353cm" style:contextual-spacing="false" fo:text-align="center" style:justify-single-word="false"/>
      <style:text-properties fo:font-weight="bold" officeooo:rsid="0006d241" officeooo:paragraph-rsid="0006d241" style:font-weight-asian="bold" style:font-weight-complex="bold"/>
    </style:style>
    <style:style style:name="P6" style:family="paragraph" style:parent-style-name="Standard">
      <style:paragraph-properties fo:margin-top="0cm" fo:margin-bottom="1.058cm" style:contextual-spacing="false" fo:text-align="center" style:justify-single-word="false"/>
    </style:style>
    <style:style style:name="P7" style:family="paragraph" style:parent-style-name="Heading_20_1">
      <style:text-properties style:text-underline-style="none"/>
    </style:style>
    <style:style style:name="P8" style:family="paragraph" style:parent-style-name="Heading_20_1">
      <style:paragraph-properties fo:break-before="page"/>
    </style:style>
    <style:style style:name="P9" style:family="paragraph" style:parent-style-name="Standard">
      <style:paragraph-properties fo:margin-top="0cm" fo:margin-bottom="0.353cm" style:contextual-spacing="false"/>
    </style:style>
    <style:style style:name="P10" style:family="paragraph" style:parent-style-name="Standard">
      <style:paragraph-properties fo:margin-top="0cm" fo:margin-bottom="0.706cm" style:contextual-spacing="false"/>
    </style:style>
    <style:style style:name="P11" style:family="paragraph" style:parent-style-name="Standard">
      <style:paragraph-properties fo:margin-top="0cm" fo:margin-bottom="0.353cm" style:contextual-spacing="false"/>
      <style:text-properties fo:font-weight="bold" style:font-weight-asian="bold" style:font-weight-complex="bold"/>
    </style:style>
    <style:style style:name="P12" style:family="paragraph" style:parent-style-name="List_20_Paragraph" style:list-style-name="WWNum2"/>
    <style:style style:name="P13" style:family="paragraph" style:parent-style-name="List_20_Paragraph" style:list-style-name="WWNum2">
      <style:paragraph-properties fo:margin-top="0cm" fo:margin-bottom="0.706cm" style:contextual-spacing="false"/>
    </style:style>
    <style:style style:name="P14" style:family="paragraph" style:parent-style-name="Standard">
      <style:text-properties fo:font-weight="bold" style:font-weight-asian="bold" style:font-weight-complex="bold"/>
    </style:style>
    <style:style style:name="P15" style:family="paragraph" style:parent-style-name="Heading_20_2">
      <style:text-properties officeooo:paragraph-rsid="0003a14b"/>
    </style:style>
    <style:style style:name="P16" style:family="paragraph" style:parent-style-name="List_20_Paragraph" style:list-style-name="WWNum3">
      <style:text-properties officeooo:paragraph-rsid="0003a14b"/>
    </style:style>
    <style:style style:name="P17" style:family="paragraph" style:parent-style-name="List_20_Paragraph" style:list-style-name="WWNum3">
      <style:text-properties officeooo:paragraph-rsid="000565b1"/>
    </style:style>
    <style:style style:name="P18" style:family="paragraph" style:parent-style-name="List_20_Paragraph">
      <style:text-properties officeooo:rsid="0004e4a0" officeooo:paragraph-rsid="0004e4a0"/>
    </style:style>
    <style:style style:name="P19" style:family="paragraph" style:parent-style-name="Heading_20_1">
      <style:text-properties officeooo:rsid="0004e4a0" officeooo:paragraph-rsid="0004e4a0"/>
    </style:style>
    <style:style style:name="P20" style:family="paragraph" style:parent-style-name="Table_20_Heading">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bold" officeooo:rsid="0004e4a0" style:text-blinking="false" fo:background-color="transparent" style:font-size-asian="16pt" style:font-size-complex="16pt"/>
    </style:style>
    <style:style style:name="P21" style:family="paragraph" style:parent-style-name="Table_20_Heading">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bold" officeooo:rsid="0004e4a0" style:text-blinking="false" fo:background-color="transparent" style:font-size-asian="16pt" style:font-size-complex="16pt"/>
    </style:style>
    <style:style style:name="P22"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bold" officeooo:rsid="0004e4a0" style:text-blinking="false" fo:background-color="transparent" style:font-size-asian="16pt" style:font-weight-asian="bold" style:font-size-complex="16pt" style:font-weight-complex="bold"/>
    </style:style>
    <style:style style:name="P23" style:family="paragraph" style:parent-style-name="Table_20_Contents">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normal" officeooo:rsid="0004e4a0" style:text-blinking="false" fo:background-color="transparent" style:font-size-asian="16pt" style:font-weight-asian="bold" style:font-size-complex="16pt" style:font-weight-complex="bold"/>
    </style:style>
    <style:style style:name="P24" style:family="paragraph" style:parent-style-name="Table_20_Contents">
      <style:paragraph-properties fo:margin-left="0cm" fo:margin-right="0cm" fo:text-align="center" style:justify-single-word="false" fo:text-indent="0cm" style:auto-text-indent="false"/>
    </style:style>
    <style:style style:name="P25" style:family="paragraph" style:parent-style-name="Standard">
      <style:text-properties fo:font-size="16pt" fo:font-weight="bold" officeooo:rsid="0006d241" officeooo:paragraph-rsid="0006d241" style:font-size-asian="16pt" style:font-weight-asian="bold" style:font-size-complex="16pt" style:font-weight-complex="bold"/>
    </style:style>
    <style:style style:name="P26" style:family="paragraph" style:parent-style-name="Standard">
      <style:text-properties officeooo:paragraph-rsid="0006d241"/>
    </style:style>
    <style:style style:name="P27" style:family="paragraph" style:parent-style-name="Heading_20_2">
      <style:text-properties officeooo:paragraph-rsid="0006d241"/>
    </style:style>
    <style:style style:name="P28" style:family="paragraph" style:parent-style-name="Standard">
      <style:paragraph-properties fo:margin-top="0cm" fo:margin-bottom="0.353cm" style:contextual-spacing="false"/>
      <style:text-properties officeooo:paragraph-rsid="0006d241"/>
    </style:style>
    <style:style style:name="P29" style:family="paragraph" style:parent-style-name="Standard">
      <style:text-properties fo:font-weight="bold" officeooo:paragraph-rsid="0006d241" style:font-weight-asian="bold" style:font-weight-complex="bold"/>
    </style:style>
    <style:style style:name="P30" style:family="paragraph" style:parent-style-name="Standard">
      <style:text-properties fo:font-size="16pt" fo:font-weight="bold" officeooo:paragraph-rsid="0006d241" style:font-size-asian="16pt" style:font-weight-asian="bold" style:font-size-complex="16pt" style:font-weight-complex="bold"/>
    </style:style>
    <style:style style:name="P31" style:family="paragraph" style:parent-style-name="Heading_20_2">
      <style:text-properties officeooo:paragraph-rsid="0005be24"/>
    </style:style>
    <style:style style:name="P32" style:family="paragraph" style:parent-style-name="List_20_Paragraph" style:list-style-name="WWNum3">
      <style:text-properties officeooo:paragraph-rsid="0005be24"/>
    </style:style>
    <style:style style:name="P33" style:family="paragraph" style:parent-style-name="List_20_Paragraph" style:list-style-name="WWNum3">
      <style:text-properties officeooo:paragraph-rsid="000b7c55"/>
    </style:style>
    <style:style style:name="P34" style:family="paragraph" style:parent-style-name="List_20_Paragraph" style:list-style-name="WWNum3">
      <style:text-properties officeooo:paragraph-rsid="0006d241"/>
    </style:style>
    <style:style style:name="P35" style:family="paragraph" style:parent-style-name="Standard">
      <style:paragraph-properties fo:margin-top="1.411cm" fo:margin-bottom="0.706cm" style:contextual-spacing="false"/>
      <style:text-properties officeooo:paragraph-rsid="0005be24"/>
    </style:style>
    <style:style style:name="P36" style:family="paragraph" style:parent-style-name="Standard">
      <style:paragraph-properties fo:text-align="start" style:justify-single-word="false"/>
      <style:text-properties officeooo:paragraph-rsid="0005be24"/>
    </style:style>
    <style:style style:name="T1" style:family="text">
      <style:text-properties fo:font-weight="bold" style:font-weight-asian="bold" style:font-weight-complex="bold"/>
    </style:style>
    <style:style style:name="T2" style:family="text">
      <style:text-properties fo:font-weight="bold" officeooo:rsid="0003a14b" style:font-weight-asian="bold" style:font-weight-complex="bold"/>
    </style:style>
    <style:style style:name="T3" style:family="text">
      <style:text-properties fo:font-weight="normal" officeooo:rsid="0005be24" style:font-weight-asian="normal" style:font-weight-complex="normal"/>
    </style:style>
    <style:style style:name="T4" style:family="text">
      <style:text-properties officeooo:rsid="0003a14b"/>
    </style:style>
    <style:style style:name="T5" style:family="text">
      <style:text-properties officeooo:rsid="000b7c55"/>
    </style:style>
    <style:style style:name="T6" style:family="text">
      <style:text-properties officeooo:rsid="0006d241"/>
    </style:style>
    <style:style style:name="T7" style:family="text">
      <style:text-properties officeooo:rsid="0008fb7a"/>
    </style:style>
    <style:style style:name="T8" style:family="text">
      <style:text-properties fo:font-size="16pt" fo:font-weight="bold" officeooo:rsid="0006d241" style:font-size-asian="16pt" style:font-weight-asian="bold" style:font-size-complex="16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officeooo:rsid="000b7c55" style:font-weight-asian="bold" style:font-weight-complex="bold"/>
    </style:style>
    <style:style style:name="T11" style:family="text">
      <style:text-properties officeooo:rsid="000969b2"/>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ga 1</text:p>
      <text:p text:style-name="P1"/>
      <text:p text:style-name="P2">Detección de Picos Emocionales en Llamadas de Call Center mediante Análisis Paralinguístico y Machine Learning</text:p>
      <text:p text:style-name="P2"/>
      <text:p text:style-name="P3"><text:span text:style-name="T1">Estudiante: </text:span><text:span text:style-name="T2">Daniel Giraldo Valencia.</text:span></text:p>
      <text:p text:style-name="P4">Tutor: Juan David Correa.</text:p>
      <text:p text:style-name="P3"><text:span text:style-name="T1">Programa: </text:span><text:span text:style-name="T2">Ingeniería de sistemas.</text:span></text:p>
      <text:p text:style-name="P5">Link repositorio: </text:p>
      <text:p text:style-name="P6"><text:span text:style-name="T1">Fecha: </text:span><text:span text:style-name="T3">19</text:span><text:span text:style-name="T4"> de F</text:span>ebrero 2026</text:p>
      <text:h text:style-name="P7" text:outline-level="1"/>
      <text:h text:style-name="P8" text:outline-level="1"><text:span text:style-name="T4">1</text:span>. INTRODUCCIÓN</text:h>
      <text:h text:style-name="Heading_20_2" text:outline-level="2"><text:span text:style-name="T4">1</text:span>.1 Contexto y Problemática</text:h>
      <text:p text:style-name="P9">Los call centers procesan llamadas que pueden extenderse por más de una hora. La evaluación de calidad actualmente requiere que supervisores escuchen llamadas completas para identificar momentos críticos de escalamiento emocional. Este proceso es extremadamente ineficiente: una llamada de 90 minutos requiere 90 minutos de análisis, limitando severamente la cobertura de evaluación y perdiendo oportunidades de identificar momentos críticos de aprendizaje.</text:p>
      <text:p text:style-name="P10">El análisis de sentimiento basado en texto pierde información valiosa contenida en cómo se dice algo. Características como tono de voz, velocidad del habla, y tensión vocal revelan estados emocionales que el contenido textual no captura, especialmente en casos de sarcasmo, ansiedad encubierta, o frustración contenida.</text:p>
      <text:h text:style-name="Heading_20_2" text:outline-level="2"><text:span text:style-name="T4">1</text:span>.2 Objetivos</text:h>
      <text:p text:style-name="P11">Objetivo General:</text:p>
      <text:p text:style-name="P9">Desarrollar un sistema automatizado de detección de picos emocionales en llamadas de call center basado en análisis de características paralinguísticas del habla.</text:p>
      <text:p text:style-name="P11">Objetivos Específicos:</text:p>
      <text:list text:style-name="WWNum2">
        <text:list-item text:start-value="1">
          <text:p text:style-name="P12">Implementar <text:span text:style-name="T5">flujo de trabajo</text:span> de extracción de características acústicas relevantes</text:p>
        </text:list-item>
        <text:list-item>
          <text:p text:style-name="P12">Evaluar métodos de cómputo de líneas base acústicas individualizadas para la normalización de características paralinguísticas</text:p>
        </text:list-item>
        <text:list-item>
          <text:p text:style-name="P12">Implementar y comparar algoritmos de detección de anomalías para identificar picos emocionales en señales acústicas</text:p>
        </text:list-item>
        <text:list-item>
          <text:p text:style-name="P12">Construir un sistema de detección de picos emocionales que integre algoritmos de detección de anomalías y clasificación de valencia emocional</text:p>
        </text:list-item>
        <text:list-item>
          <text:p text:style-name="P13">Validar el sistema con llamadas reales y anotaciones de expertos</text:p>
        </text:list-item>
      </text:list>
      <text:h text:style-name="Heading_20_1" text:outline-level="1"><text:span text:style-name="T4">2</text:span>. MARCO TEÓRICO</text:h>
      <text:h text:style-name="Heading_20_2" text:outline-level="2"><text:span text:style-name="T4">2</text:span>.1 Análisis Paralinguístico</text:h>
      <text:p text:style-name="P10">El análisis paralinguístico estudia elementos de comunicación vocal más allá del contenido lingüístico: tono, ritmo, volumen, y calidad vocal. Estas características transportan información sobre el estado emocional del hablante.</text:p>
      <table:table table:name="Tabla1" table:style-name="Tabla1">
        <table:table-column table:style-name="Tabla1.A"/>
        <table:table-column table:style-name="Tabla1.B"/>
        <table:table-row table:style-name="Tabla1.1">
          <table:table-cell table:style-name="Tabla1.A1" office:value-type="string">
            <text:p text:style-name="P14">Característica</text:p>
          </table:table-cell>
          <table:table-cell table:style-name="Tabla1.A1" office:value-type="string">
            <text:p text:style-name="P14">Implicaciones Emocionales</text:p>
          </table:table-cell>
        </table:table-row>
        <table:table-row table:style-name="Tabla1.1">
          <table:table-cell table:style-name="Tabla1.A2" office:value-type="string">
            <text:p text:style-name="Standard">Pitch (F0)</text:p>
          </table:table-cell>
          <table:table-cell table:style-name="Tabla1.B2" office:value-type="string">
            <text:p text:style-name="Standard">Se eleva con emociones de alta activación y desciende con <text:soft-page-break/>baja activación.</text:p>
          </table:table-cell>
        </table:table-row>
        <table:table-row table:style-name="Tabla1.1">
          <table:table-cell table:style-name="Tabla1.A3" office:value-type="string">
            <text:p text:style-name="Standard">Intensidad</text:p>
          </table:table-cell>
          <table:table-cell table:style-name="Tabla1.B3" office:value-type="string">
            <text:p text:style-name="Standard">Aumenta con activación emocional y estrés comunicativo</text:p>
          </table:table-cell>
        </table:table-row>
        <table:table-row table:style-name="Tabla1.1">
          <table:table-cell table:style-name="Tabla1.A4" office:value-type="string">
            <text:p text:style-name="Standard">Tasa de habla</text:p>
          </table:table-cell>
          <table:table-cell table:style-name="Tabla1.B4" office:value-type="string">
            <text:p text:style-name="Standard">Se acelera con ansiedad, se ralentiza con tristeza o depresión</text:p>
          </table:table-cell>
        </table:table-row>
        <table:table-row table:style-name="Tabla1.1">
          <table:table-cell table:style-name="Tabla1.A5" office:value-type="string">
            <text:p text:style-name="Standard">Jitter/Shimmer</text:p>
          </table:table-cell>
          <table:table-cell table:style-name="Tabla1.B5" office:value-type="string">
            <text:p text:style-name="Standard">Variaciones microtemporales que aumentan con tensión emocional y física</text:p>
          </table:table-cell>
        </table:table-row>
        <table:table-row table:style-name="Tabla1.1">
          <table:table-cell table:style-name="Tabla1.A6" office:value-type="string">
            <text:p text:style-name="Standard">MFCCs <text:span text:style-name="T5">(</text:span>Coeficientes Cepstrales en la Escala Mel<text:span text:style-name="T5">)</text:span></text:p>
          </table:table-cell>
          <table:table-cell table:style-name="Tabla1.B6" office:value-type="string">
            <text:p text:style-name="Standard">Capturan timbre vocal, útiles para caracterización holística del estado emocional</text:p>
          </table:table-cell>
        </table:table-row>
      </table:table>
      <text:p text:style-name="P10"/>
      <text:h text:style-name="Heading_20_2" text:outline-level="2"><text:span text:style-name="T4">2</text:span>.2 Concepto de <text:span text:style-name="T5">Linea Base</text:span> Emocional</text:h>
      <text:p text:style-name="P10">La alta variabilidad inter-individual hace necesario establecer una referencia personalizada para cada hablante. El baseline emocional individual representa el estado neutral de esa persona específica. Los picos se detectan como desviaciones significativas respecto a esta baseline, no respecto a umbrales absolutos, permitiendo adaptación a las características únicas de cada voz.</text:p>
      <text:h text:style-name="P15" text:outline-level="2"><text:span text:style-name="T4">2</text:span>.3 Machine Learning para Detección de Emociones</text:h>
      <text:list text:style-name="WWNum3">
        <text:list-item text:start-value="1">
          <text:p text:style-name="P16"><text:span text:style-name="T1">Detección estadística: </text:span>Z-scores y umbrales sobre desviaciones <text:span text:style-name="T5">de la linea base emocional</text:span></text:p>
        </text:list-item>
        <text:list-item>
          <text:p text:style-name="P17"><text:span text:style-name="T1">Métodos clásicos: </text:span>SVM, Random Forest, Isolation Forest para detección de anomalías</text:p>
        </text:list-item>
      </text:list>
      <text:p text:style-name="P18"/>
      <text:h text:style-name="P19" text:outline-level="1">3. <text:span text:style-name="T6">Cronograma</text:span> <text:span text:style-name="T6">de objetivos</text:span></text:h>
      <text:section text:style-name="Sect1" text:name="docs-internal-guid-3134728b-7fff-10e5-f552-8b2e22d5932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Semana</text:p>
              </table:table-cell>
              <table:table-cell table:style-name="Table1.A1" office:value-type="string">
                <text:p text:style-name="P20">Entrega</text:p>
              </table:table-cell>
              <table:table-cell table:style-name="Table1.A1" office:value-type="string">
                <text:p text:style-name="P21">Objetivos</text:p>
              </table:table-cell>
            </table:table-row>
          </table:table-header-rows>
          <table:table-row>
            <table:table-cell table:style-name="Table1.A1" office:value-type="string">
              <text:p text:style-name="P22">1</text:p>
            </table:table-cell>
            <table:table-cell table:style-name="Table1.A1" office:value-type="string">
              <text:p text:style-name="P22">0</text:p>
            </table:table-cell>
            <table:table-cell table:style-name="Table1.A1" office:value-type="string">
              <text:p text:style-name="P23">Configurar entorno de desarrollo.</text:p>
              <text:p text:style-name="P23">Instalar y probar herramientas de extracción de audio.</text:p>
              <text:p text:style-name="P23">Descargar <text:span text:style-name="T5">dataset</text:span> inicial.</text:p>
              <text:p text:style-name="P23">Completar documento 0</text:p>
            </table:table-cell>
          </table:table-row>
          <table:table-row>
            <table:table-cell table:style-name="Table1.A1" office:value-type="string">
              <text:p text:style-name="P22">2</text:p>
            </table:table-cell>
            <table:table-cell table:style-name="Table1.A1" office:value-type="string">
              <text:p text:style-name="P24"/>
            </table:table-cell>
            <table:table-cell table:style-name="Table1.A1" office:value-type="string">
              <text:p text:style-name="P23">Implementar script básico de extracción de características acústicas </text:p>
              <text:p text:style-name="P23">Crear función de segmentación de audio en ventanas temporales</text:p>
              <text:p text:style-name="P23">Probar extracción en 3-5 llamadas de muestra</text:p>
            </table:table-cell>
          </table:table-row>
          <text:soft-page-break/>
          <table:table-row>
            <table:table-cell table:style-name="Table1.A1" office:value-type="string">
              <text:p text:style-name="P22">3</text:p>
            </table:table-cell>
            <table:table-cell table:style-name="Table1.A1" office:value-type="string">
              <text:p text:style-name="P22">1</text:p>
            </table:table-cell>
            <table:table-cell table:style-name="Table1.A1" office:value-type="string">
              <text:p text:style-name="P23">Implementar cálculo de Jitter y Shimmer.</text:p>
              <text:p text:style-name="P23">Crear pipeline completo de preprocesamiento de audio.</text:p>
              <text:p text:style-name="P23">Desarrollar módulo de visualización de características extraídas.</text:p>
              <text:p text:style-name="P23">Finalizar documento 1.</text:p>
              <text:p text:style-name="P23">Definir resultados esperados concretos.</text:p>
            </table:table-cell>
          </table:table-row>
          <table:table-row>
            <table:table-cell table:style-name="Table1.A1" office:value-type="string">
              <text:p text:style-name="P22">4</text:p>
            </table:table-cell>
            <table:table-cell table:style-name="Table1.A1" office:value-type="string">
              <text:p text:style-name="P22">2</text:p>
            </table:table-cell>
            <table:table-cell table:style-name="Table1.A1" office:value-type="string">
              <text:p text:style-name="P23">Implementar función de cálculo de base emocional individual.</text:p>
              <text:p text:style-name="P23">Crear sistema de anotación temporal para marcar segmentos emocionales.</text:p>
              <text:p text:style-name="P23">Redactar sección de antecedentes.</text:p>
              <text:p text:style-name="P23">Aplicar formato IEEE a todas las referencias.</text:p>
            </table:table-cell>
          </table:table-row>
          <table:table-row>
            <table:table-cell table:style-name="Table1.A1" office:value-type="string">
              <text:p text:style-name="P22">5</text:p>
            </table:table-cell>
            <table:table-cell table:style-name="Table1.A1" office:value-type="string">
              <text:p text:style-name="P24"/>
            </table:table-cell>
            <table:table-cell table:style-name="Table1.A1" office:value-type="string">
              <text:p text:style-name="P23">Implementar detector de anomalías usando Z-scores sobre baseline.</text:p>
              <text:p text:style-name="P23">Desarrollar algoritmos de detección de picos con ventanas deslizantes.</text:p>
              <text:p text:style-name="P23">Crear función de suavizado de señales para reducir falsos positivos.</text:p>
              <text:p text:style-name="P23">Expandir el marco teórico.</text:p>
            </table:table-cell>
          </table:table-row>
          <table:table-row>
            <table:table-cell table:style-name="Table1.A1" office:value-type="string">
              <text:p text:style-name="P22">6</text:p>
            </table:table-cell>
            <table:table-cell table:style-name="Table1.A1" office:value-type="string">
              <text:p text:style-name="P22">3</text:p>
            </table:table-cell>
            <table:table-cell table:style-name="Table1.A1" office:value-type="string">
              <text:p text:style-name="P23">Implementar clasificador binario para valencia emocional.</text:p>
              <text:p text:style-name="P23">Entrenar modelo inicial con dataset público.</text:p>
              <text:p text:style-name="P23">Implementar validación cruzada para evaluar modelo.</text:p>
              <text:p text:style-name="P23">Redactar Área Problemática completa.</text:p>
            </table:table-cell>
          </table:table-row>
          <table:table-row>
            <table:table-cell table:style-name="Table1.A1" office:value-type="string">
              <text:p text:style-name="P22">7</text:p>
            </table:table-cell>
            <table:table-cell table:style-name="Table1.A1" office:value-type="string">
              <text:p text:style-name="P22">4</text:p>
            </table:table-cell>
            <table:table-cell table:style-name="Table1.A1" office:value-type="string">
              <text:p text:style-name="P23">Optimizar hiper parámetros del clasificador.</text:p>
              <text:p text:style-name="P23">Implementar Isolation Forest como método alternativo de detección</text:p>
              <text:p text:style-name="P23">Crear pipeline completo.</text:p>
              <text:p text:style-name="P23">Desarrollar sistema de etiquetado temporal de picos detectados.</text:p>
              <text:p text:style-name="P23">Redactar Metodología completa con diagramas.</text:p>
            </table:table-cell>
          </table:table-row>
          <table:table-row>
            <table:table-cell table:style-name="Table1.A1" office:value-type="string">
              <text:p text:style-name="P22">8</text:p>
            </table:table-cell>
            <table:table-cell table:style-name="Table1.A1" office:value-type="string">
              <text:p text:style-name="P24"/>
            </table:table-cell>
            <table:table-cell table:style-name="Table1.A1" office:value-type="string">
              <text:p text:style-name="P23">Conseguir llamadas reales de call center.</text:p>
              <text:p text:style-name="P23">Implementar módulo de separación de canales.</text:p>
              <text:p text:style-name="P23">Crear sistema de exportación de timestamps de picos detectados.</text:p>
            </table:table-cell>
          </table:table-row>
          <table:table-row>
            <table:table-cell table:style-name="Table1.A1" office:value-type="string">
              <text:p text:style-name="P22">9</text:p>
            </table:table-cell>
            <table:table-cell table:style-name="Table1.A1" office:value-type="string">
              <text:p text:style-name="P22">5</text:p>
            </table:table-cell>
            <table:table-cell table:style-name="Table1.A1" office:value-type="string">
              <text:p text:style-name="P23">Realizar experimentos con llamadas reales</text:p>
              <text:p text:style-name="P23">Ajustar umbrales de detección según feedback inicial</text:p>
              <text:p text:style-name="P23">Redactar Referente <text:span text:style-name="T7">t</text:span>eórico completo</text:p>
            </table:table-cell>
          </table:table-row>
          <table:table-row>
            <table:table-cell table:style-name="Table1.A1" office:value-type="string">
              <text:p text:style-name="P22">10</text:p>
            </table:table-cell>
            <table:table-cell table:style-name="Table1.A1" office:value-type="string">
              <text:p text:style-name="P24"/>
            </table:table-cell>
            <table:table-cell table:style-name="Table1.A1" office:value-type="string">
              <text:p text:style-name="P23">Ejecutar batería completa de pruebas con dataset final</text:p>
              <text:p text:style-name="P23"><text:soft-page-break/>Generar todos los resultados experimentales</text:p>
              <text:p text:style-name="P23">Crear gráficos y tablas de resultados</text:p>
              <text:p text:style-name="P23">Comenzar redacción de sección Resultados.</text:p>
            </table:table-cell>
          </table:table-row>
          <table:table-row>
            <table:table-cell table:style-name="Table1.A1" office:value-type="string">
              <text:p text:style-name="P22">11</text:p>
            </table:table-cell>
            <table:table-cell table:style-name="Table1.A1" office:value-type="string">
              <text:p text:style-name="P22">6</text:p>
            </table:table-cell>
            <table:table-cell table:style-name="Table1.A1" office:value-type="string">
              <text:p text:style-name="P23">Optimizar código final y limpieza.</text:p>
              <text:p text:style-name="P23">Documentar código.</text:p>
              <text:p text:style-name="P23">Preparar demos y ejemplos de uso del sistema.</text:p>
            </table:table-cell>
          </table:table-row>
          <table:table-row>
            <table:table-cell table:style-name="Table1.A1" office:value-type="string">
              <text:p text:style-name="P22">12</text:p>
            </table:table-cell>
            <table:table-cell table:style-name="Table1.A1" office:value-type="string">
              <text:p text:style-name="P24"/>
            </table:table-cell>
            <table:table-cell table:style-name="Table1.A1" office:value-type="string">
              <text:p text:style-name="P23">Realizar pruebas finales de validación</text:p>
              <text:p text:style-name="P23">Corregir bugs encontrados.</text:p>
              <text:p text:style-name="P23">Generar análisis comparativo.</text:p>
              <text:p text:style-name="P23">Completar sección de Resultados</text:p>
            </table:table-cell>
          </table:table-row>
          <table:table-row>
            <table:table-cell table:style-name="Table1.A1" office:value-type="string">
              <text:p text:style-name="P22">13</text:p>
            </table:table-cell>
            <table:table-cell table:style-name="Table1.A1" office:value-type="string">
              <text:p text:style-name="P24"/>
            </table:table-cell>
            <table:table-cell table:style-name="Table1.A1" office:value-type="string">
              <text:p text:style-name="P23">Finalizar toda la implementación.</text:p>
              <text:p text:style-name="P23">Redactar conclusiones y recomendaciones.</text:p>
            </table:table-cell>
          </table:table-row>
          <table:table-row>
            <table:table-cell table:style-name="Table1.A1" office:value-type="string">
              <text:p text:style-name="P22">14</text:p>
            </table:table-cell>
            <table:table-cell table:style-name="Table1.A1" office:value-type="string">
              <text:p text:style-name="P22">Final</text:p>
            </table:table-cell>
            <table:table-cell table:style-name="Table1.A1" office:value-type="string">
              <text:p text:style-name="P23">Verificar que todos los experimentos sean reproducibles</text:p>
              <text:p text:style-name="P23">Preparar anexos técnicos</text:p>
              <text:p text:style-name="P23">Consolidar documento completo</text:p>
              <text:p text:style-name="P23">Aplicar formato oficial de la universidad</text:p>
              <text:p text:style-name="P23">Verificar todas las referencias IEEE</text:p>
            </table:table-cell>
          </table:table-row>
          <table:table-row>
            <table:table-cell table:style-name="Table1.A1" office:value-type="string">
              <text:p text:style-name="P22">15</text:p>
            </table:table-cell>
            <table:table-cell table:style-name="Table1.A1" office:value-type="string">
              <text:p text:style-name="P22"/>
            </table:table-cell>
            <table:table-cell table:style-name="Table1.A1" office:value-type="string">
              <text:p text:style-name="P23">Preparar demos en vivo del sistema</text:p>
              <text:p text:style-name="P23">Preparar respuestas a preguntas técnicas</text:p>
              <text:p text:style-name="P23">Crear presentación</text:p>
              <text:p text:style-name="P23">Preparar respaldo por si falla demo en vivo</text:p>
            </table:table-cell>
          </table:table-row>
        </table:table>
      </text:section>
      <text:p text:style-name="P25"/>
      <text:p text:style-name="P25"/>
      <text:p text:style-name="P26"><text:span text:style-name="T8">4</text:span><text:span text:style-name="T9">. </text:span><text:span text:style-name="T8">Cronograma de trabajo</text:span></text:p>
      <text:h text:style-name="P27" text:outline-level="2">FASE 1: Configuración y Extracción de Features</text:h>
      <text:p text:style-name="P28"><text:span text:style-name="T1">Objetivo relacionado: </text:span>Objetivo Específico 1 - Implementar pipeline de extracción de características acústicas</text:p>
      <table:table table:name="Tabla2" table:style-name="Tabla2">
        <table:table-column table:style-name="Tabla2.A"/>
        <table:table-column table:style-name="Tabla2.B"/>
        <table:table-row table:style-name="Tabla2.1">
          <table:table-cell table:style-name="Tabla2.A1" office:value-type="string">
            <text:p text:style-name="P29">Semana 1</text:p>
          </table:table-cell>
          <table:table-cell table:style-name="Tabla2.B1" office:value-type="string">
            <text:p text:style-name="P29">Configuración del entorno técnico:</text:p>
            <text:p text:style-name="P26">• Instalar Python 3.8+, Librosa, OpenSMILE, pyannote.audio.</text:p>
            <text:p text:style-name="P26">• Descargar datasets RAVDESS.</text:p>
            <text:p text:style-name="P26"><text:soft-page-break/>• Crear estructura de proyecto y repositorio Git.</text:p>
            <text:p text:style-name="P26">• Probar extracción básica de audio con Librosa.</text:p>
          </table:table-cell>
        </table:table-row>
        <table:table-row table:style-name="Tabla2.1">
          <table:table-cell table:style-name="Tabla2.A1" office:value-type="string">
            <text:p text:style-name="P29">Semana 2</text:p>
          </table:table-cell>
          <table:table-cell table:style-name="Tabla2.B2" office:value-type="string">
            <text:p text:style-name="P29">Implementación de extracción de features:</text:p>
            <text:p text:style-name="P26">• Desarrollar función para extraer F0 con Librosa</text:p>
            <text:p text:style-name="P26">• Implementar cálculo de intensidad.</text:p>
            <text:p text:style-name="P26">• Crear módulo de segmentación temporal</text:p>
          </table:table-cell>
        </table:table-row>
        <table:table-row table:style-name="Tabla2.1">
          <table:table-cell table:style-name="Tabla2.A1" office:value-type="string">
            <text:p text:style-name="P29">Semana 3</text:p>
          </table:table-cell>
          <table:table-cell table:style-name="Tabla2.B3" office:value-type="string">
            <text:p text:style-name="P29">Implementación de features de calidad vocal y espectrales:</text:p>
            <text:p text:style-name="P26">• Implementar cálculo de Jitter y Shimmer usando Parselmouth</text:p>
            <text:p text:style-name="P26">• Extraer 13 MFCCs por segmento</text:p>
            <text:p text:style-name="P26">• Calcular tasa de habla</text:p>
            <text:p text:style-name="P26">• Desarrollar módulo de visualización.</text:p>
          </table:table-cell>
        </table:table-row>
      </table:table>
      <text:p text:style-name="P28"/>
      <text:h text:style-name="P27" text:outline-level="2">FASE 2: Baseline Emocional y Preprocesamiento </text:h>
      <text:p text:style-name="P28"><text:span text:style-name="T1">Objetivo relacionado: </text:span>Objetivo Específico 2 - Evaluar métodos para establecer líneas base emocionales</text:p>
      <table:table table:name="Tabla3" table:style-name="Tabla3">
        <table:table-column table:style-name="Tabla3.A"/>
        <table:table-column table:style-name="Tabla3.B"/>
        <table:table-row table:style-name="Tabla3.1">
          <table:table-cell table:style-name="Tabla3.A1" office:value-type="string">
            <text:p text:style-name="P29">Semana 4</text:p>
          </table:table-cell>
          <table:table-cell table:style-name="Tabla3.B1" office:value-type="string">
            <text:p text:style-name="P29">Implementación de métodos de baseline:</text:p>
            <text:p text:style-name="P26">• Método 1: Baseline de inicio (primeros 2-5 minutos)</text:p>
            <text:p text:style-name="P26">• Método 2: Baseline por mediana global</text:p>
            <text:p text:style-name="P26">• Método 3: Baseline adaptativo con ventana deslizante</text:p>
            <text:p text:style-name="P26">• Implementar normalización de features respecto a baseline</text:p>
          </table:table-cell>
        </table:table-row>
        <table:table-row table:style-name="Tabla3.1">
          <table:table-cell table:style-name="Tabla3.A1" office:value-type="string">
            <text:p text:style-name="P29">Semana 5</text:p>
          </table:table-cell>
          <table:table-cell table:style-name="Tabla3.B2" office:value-type="string">
            <text:p text:style-name="P29">Preprocesamiento avanzado de audio:</text:p>
            <text:p text:style-name="P26">• Implementar diarización con pyannote.audio (separar asesor <text:span text:style-name="T7">y</text:span> cliente)</text:p>
            <text:p text:style-name="P26">• Desarrollar filtros de ruido y normalización de volumen</text:p>
            <text:p text:style-name="P26">• Crear detector de silencios</text:p>
            <text:p text:style-name="P26">• Aplicar preprocesamiento a subset de dataset y validar calidad</text:p>
          </table:table-cell>
        </table:table-row>
      </table:table>
      <text:p text:style-name="P28"/>
      <text:h text:style-name="P27" text:outline-level="2">FASE 3: Detección de Picos Emocionales</text:h>
      <text:p text:style-name="P28"><text:span text:style-name="T1">Objetivo relacionado: </text:span>Objetivo Específico 3 - Desarrollar algoritmos de detección de anomalías</text:p>
      <table:table table:name="Tabla4" table:style-name="Tabla4">
        <table:table-column table:style-name="Tabla4.A"/>
        <table:table-column table:style-name="Tabla4.B"/>
        <table:table-row table:style-name="Tabla4.1">
          <table:table-cell table:style-name="Tabla4.A1" office:value-type="string">
            <text:p text:style-name="P29">Semana 6</text:p>
          </table:table-cell>
          <table:table-cell table:style-name="Tabla4.B1" office:value-type="string">
            <text:p text:style-name="P29">Implementación de detector estadístico:</text:p>
            <text:p text:style-name="P26">• Calcular z-scores de features respecto a baseline</text:p>
            <text:p text:style-name="P26">• Implementar detección por umbral</text:p>
            <text:p text:style-name="P26">• Desarrollar algoritmo de ventanas deslizantes para detección temporal</text:p>
          </table:table-cell>
        </table:table-row>
        <table:table-row table:style-name="Tabla4.1">
          <table:table-cell table:style-name="Tabla4.A1" office:value-type="string">
            <text:p text:style-name="P29">Semana 7</text:p>
          </table:table-cell>
          <table:table-cell table:style-name="Tabla4.B2" office:value-type="string">
            <text:p text:style-name="P29">Implementación de detectores de ML:</text:p>
            <text:p text:style-name="P26">• Entrenar Isolation Forest para detección de anomalías multivariadas</text:p>
            <text:p text:style-name="P26">• Implementar One-Class SVM como método alternativo</text:p>
            <text:p text:style-name="P26">• Realizar grid search para optimizar hiperparámetros</text:p>
            <text:p text:style-name="P26">• Comparar rendimiento de método estadístico vs ML</text:p>
          </table:table-cell>
        </table:table-row>
        <text:soft-page-break/>
        <table:table-row table:style-name="Tabla4.1">
          <table:table-cell table:style-name="Tabla4.A1" office:value-type="string">
            <text:p text:style-name="P29">Semana 8</text:p>
          </table:table-cell>
          <table:table-cell table:style-name="Tabla4.B3" office:value-type="string">
            <text:p text:style-name="P29">Integración y caracterización de picos:</text:p>
            <text:p text:style-name="P26">• Crear pipeline integrado que combine baseline + detección</text:p>
            <text:p text:style-name="P26">• Implementar sistema de etiquetado temporal </text:p>
          </table:table-cell>
        </table:table-row>
      </table:table>
      <text:p text:style-name="P28"/>
      <text:h text:style-name="P27" text:outline-level="2">FASE 4: Clasificación de Valencia Emocional</text:h>
      <text:p text:style-name="P28"><text:span text:style-name="T1">Objetivo relacionado: </text:span>Objetivo Específico 4 - Clasificar picos según valencia emocional</text:p>
      <table:table table:name="Tabla5" table:style-name="Tabla5">
        <table:table-column table:style-name="Tabla5.A"/>
        <table:table-column table:style-name="Tabla5.B"/>
        <table:table-row table:style-name="Tabla5.1">
          <table:table-cell table:style-name="Tabla5.A1" office:value-type="string">
            <text:p text:style-name="P29">Semana 9</text:p>
          </table:table-cell>
          <table:table-cell table:style-name="Tabla5.B1" office:value-type="string">
            <text:p text:style-name="P29">Desarrollo de clasificador de valencia:</text:p>
            <text:p text:style-name="P26">• Preparar datos etiquetados de RAVDESS/IEMOCAP (positivo/negativo)</text:p>
            <text:p text:style-name="P26">• Entrenar clasificador binario SVM con features de picos detectados</text:p>
            <text:p text:style-name="P26">• Implementar Random Forest como método alternativo</text:p>
          </table:table-cell>
        </table:table-row>
        <table:table-row table:style-name="Tabla5.1">
          <table:table-cell table:style-name="Tabla5.A1" office:value-type="string">
            <text:p text:style-name="P29">Semana 10</text:p>
          </table:table-cell>
          <table:table-cell table:style-name="Tabla5.B2" office:value-type="string">
            <text:p text:style-name="P29">Optimización:</text:p>
            <text:p text:style-name="P26">• Optimizar hiperparámetros mediante grid search</text:p>
            <text:p text:style-name="P26">• Analizar importancia de features para clasificación de valencia</text:p>
            <text:p text:style-name="P26">• Probar clasificador en llamadas reales de call center</text:p>
          </table:table-cell>
        </table:table-row>
      </table:table>
      <text:p text:style-name="P28"/>
      <text:h text:style-name="P27" text:outline-level="2">FASE 5: Validación y Experimentación</text:h>
      <text:p text:style-name="P28"><text:span text:style-name="T1">Objetivo relacionado: </text:span>Objetivo Específico 5 - Validar el sistema con llamadas reales y anotaciones de expertos</text:p>
      <table:table table:name="Tabla6" table:style-name="Tabla6">
        <table:table-column table:style-name="Tabla6.A"/>
        <table:table-column table:style-name="Tabla6.B"/>
        <table:table-row table:style-name="Tabla6.1">
          <table:table-cell table:style-name="Tabla6.A1" office:value-type="string">
            <text:p text:style-name="P29">Semana 11</text:p>
          </table:table-cell>
          <table:table-cell table:style-name="Tabla6.B1" office:value-type="string">
            <text:p text:style-name="P29">Validación:</text:p>
            <text:p text:style-name="P26">• Ejecutar sistema completo sobre llamadas anotadas</text:p>
            <text:p text:style-name="P26">• Calcular métricas: Precision, Recall, F1-score, Accuracy</text:p>
            <text:p text:style-name="P26">• Crear matriz de confusión y análisis de curvas ROC</text:p>
            <text:p text:style-name="P26">• Documentar discrepancias entre anotaciones y detecciones automáticas</text:p>
          </table:table-cell>
        </table:table-row>
        <table:table-row table:style-name="Tabla6.1">
          <table:table-cell table:style-name="Tabla6.A1" office:value-type="string">
            <text:p text:style-name="P29">Semana 12</text:p>
          </table:table-cell>
          <table:table-cell table:style-name="Tabla6.B2" office:value-type="string">
            <text:p text:style-name="P29">Experimentación comparativa:</text:p>
            <text:p text:style-name="P26">• Comparar rendimiento de 3 métodos de baseline.</text:p>
            <text:p text:style-name="P26">• Comparar detectores.</text:p>
            <text:p text:style-name="P26">• Comparar clasificadores de valencia.</text:p>
            <text:p text:style-name="P26">• Generar tablas y gráficos comparativos de resultados.</text:p>
          </table:table-cell>
        </table:table-row>
        <table:table-row table:style-name="Tabla6.1">
          <table:table-cell table:style-name="Tabla6.A1" office:value-type="string">
            <text:p text:style-name="P29">Semana 13</text:p>
          </table:table-cell>
          <table:table-cell table:style-name="Tabla6.B3" office:value-type="string">
            <text:p text:style-name="P29">Análisis de resultados:</text:p>
            <text:p text:style-name="P26">• Analizar casos de éxito</text:p>
            <text:p text:style-name="P26">• Analizar falsos positivos</text:p>
            <text:p text:style-name="P26">• Analizar falsos negativos</text:p>
            <text:p text:style-name="P26">• Ajustar umbrales y parámetros basado en análisis</text:p>
          </table:table-cell>
        </table:table-row>
      </table:table>
      <text:p text:style-name="P28"/>
      <text:h text:style-name="P27" text:outline-level="2"><text:soft-page-break/></text:h>
      <text:h text:style-name="P27" text:outline-level="2"/>
      <text:h text:style-name="P27" text:outline-level="2"/>
      <text:h text:style-name="P27" text:outline-level="2">FASE 6: Interfaz y Documentación Final</text:h>
      <text:p text:style-name="P28"><text:span text:style-name="T1">Objetivo relacionado: </text:span>Integración de todos los objetivos en producto final</text:p>
      <table:table table:name="Tabla7" table:style-name="Tabla7">
        <table:table-column table:style-name="Tabla7.A"/>
        <table:table-column table:style-name="Tabla7.B"/>
        <table:table-row table:style-name="Tabla7.1">
          <table:table-cell table:style-name="Tabla7.A1" office:value-type="string">
            <text:p text:style-name="P29">Semana 14</text:p>
          </table:table-cell>
          <table:table-cell table:style-name="Tabla7.B1" office:value-type="string">
            <text:p text:style-name="P29">Finalización y documentación:</text:p>
            <text:p text:style-name="P26">• Optimizar y limpiar código final</text:p>
            <text:p text:style-name="P26">• Documentar código con docstrings y comentarios</text:p>
            <text:p text:style-name="P26">• Consolidar documento final con formato institucional</text:p>
            <text:p text:style-name="P26">• Verificar referencias IEEE</text:p>
            <text:p text:style-name="P26">• Preparar presentación y demo en vivo</text:p>
          </table:table-cell>
        </table:table-row>
      </table:table>
      <text:p text:style-name="P28"/>
      <text:p text:style-name="P26"/>
      <text:p text:style-name="P30">5. R<text:span text:style-name="T6">esultados esperados</text:span></text:p>
      <text:h text:style-name="P31" text:outline-level="2">5.1 Entregables Técnicos</text:h>
      <text:list text:continue-numbering="true" text:style-name="WWNum3">
        <text:list-item text:start-value="1">
          <text:p text:style-name="P32"><text:span text:style-name="T1">Sistema funcional de detección: </text:span>Software completo capaz de procesar llamadas de call center y detectar picos emocionales automáticamente, con código documentado y versionado en repositorio Git.</text:p>
        </text:list-item>
        <text:list-item>
          <text:p text:style-name="P33"><text:span text:style-name="T10">Fujo de trabajo</text:span><text:span text:style-name="T1"> de procesamiento reproducible:</text:span> <text:span text:style-name="T5">Código </text:span>y <text:span text:style-name="T5">cuadernos interactivos de python</text:span> que permitan replicar todos los experimentos, desde el preprocesamiento de audio hasta la detección final de picos.</text:p>
        </text:list-item>
        <text:list-item>
          <text:p text:style-name="P32"><text:span text:style-name="T1">Módulos independientes: </text:span>Extracción de características acústicas, cálculo de baseline emocional, detector de anomalías, clasificador de valencia, y sistema de visualización.</text:p>
        </text:list-item>
      </text:list>
      <text:h text:style-name="P31" text:outline-level="2">5.2 Métricas de Desempeño Esperadas</text:h>
      <text:list text:continue-numbering="true" text:style-name="WWNum3">
        <text:list-item>
          <text:p text:style-name="P34"><text:span text:style-name="T1">Precision en detección ≥75%: </text:span>Este valor es alcanzable porque nos enfocamos en picos emocionales extremos <text:span text:style-name="T11">q</text:span>ue tienen señales acústicas muy marcadas. Proyectos similares en detección de estrés y escalamiento emocional reportan precisiones del 70-80% cuando se limitan a eventos intensos en lugar de intentar clasificar todo el espectro emocional.</text:p>
        </text:list-item>
        <text:list-item>
          <text:p text:style-name="P34"><text:span text:style-name="T1">Recall en detección ≥70%: </text:span>El uso de múltiples características acústicas permite detectar picos incluso cuando una característica individual no es muy pronunciada. El baseline personalizado por hablante mejora la sensibilidad comparado con umbrales fijos. Literatura muestra que sistemas basados en desviación de baseline logran recalls de 65-75%.</text:p>
        </text:list-item>
        <text:list-item>
          <text:p text:style-name="P34"><text:span text:style-name="T1">F1-Score ≥72%: </text:span>Como promedio armónico entre precision y recall, un F1-score de 72% es consistente con los valores individuales esperados y representa un balance adecuado entre evitar falsos positivos (que desperdiciarían tiempo de <text:soft-page-break/>supervisores) y capturar la mayoría de momentos críticos.</text:p>
        </text:list-item>
        <text:list-item>
          <text:p text:style-name="P34"><text:span text:style-name="T1">Clasificación de valencia ≥65%: </text:span>La clasificación binaria positivo/negativo es más desafiante que la detección de picos porque emociones de alta activación comparten muchas características acústicas.</text:p>
        </text:list-item>
      </text:list>
      <text:p text:style-name="P35"/>
      <text:p text:style-name="P35"/>
      <text:p text:style-name="P35"/>
      <text:p text:style-name="P35"/>
      <text:p text:style-name="P35"/>
      <text:p text:style-name="P35"/>
      <text:p text:style-name="P35">_________________________________________</text:p>
      <text:p text:style-name="P36">Firma del Tu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s" fo:country="E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423cm" fo:margin-bottom="0.423cm" style:contextual-spacing="false"/>
      <style:text-properties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318cm" fo:margin-bottom="0.318cm" style:contextual-spacing="false"/>
      <style:text-properties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282cm" fo:margin-bottom="0.282cm" style:contextual-spacing="false"/>
      <style:text-properties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7</meta:editing-cycles>
    <meta:creation-date>2026-02-05T21:40:40.255000000</meta:creation-date>
    <dc:date>2026-02-23T11:27:45.949443334</dc:date>
    <meta:print-date>2026-02-23T10:44:33.531387122</meta:print-date>
    <meta:printed-by>PDF files</meta:printed-by>
    <meta:editing-duration>PT2H58M15S</meta:editing-duration>
    <meta:generator>LibreOffice/25.8.4.2$Linux_X86_64 LibreOffice_project/580$Build-2</meta:generator>
    <meta:document-statistic meta:table-count="8" meta:image-count="0" meta:object-count="0" meta:page-count="9" meta:paragraph-count="228" meta:word-count="1610" meta:character-count="11514" meta:non-whitespace-character-count="10142"/>
  </office:meta>
</office:document-meta>
</file>